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e1127" officeooo:paragraph-rsid="001e1127"/>
    </style:style>
    <style:style style:name="P2" style:family="paragraph" style:parent-style-name="Text_20_body">
      <style:text-properties officeooo:rsid="001f3129" officeooo:paragraph-rsid="001f3129"/>
    </style:style>
    <style:style style:name="P3" style:family="paragraph" style:parent-style-name="Heading_20_2">
      <style:text-properties officeooo:rsid="001e1127" officeooo:paragraph-rsid="001e1127"/>
    </style:style>
    <style:style style:name="P4" style:family="paragraph" style:parent-style-name="Text_20_body">
      <style:text-properties officeooo:rsid="001f3129" officeooo:paragraph-rsid="00205287"/>
    </style:style>
    <style:style style:name="P5" style:family="paragraph" style:parent-style-name="Text_20_body">
      <style:text-properties officeooo:rsid="001f3129" officeooo:paragraph-rsid="0023d5a9"/>
    </style:style>
    <style:style style:name="P6" style:family="paragraph" style:parent-style-name="Text_20_body">
      <style:text-properties officeooo:rsid="0023d5a9" officeooo:paragraph-rsid="0023d5a9"/>
    </style:style>
    <style:style style:name="T1" style:family="text">
      <style:text-properties officeooo:rsid="00203b1e"/>
    </style:style>
    <style:style style:name="T2" style:family="text">
      <style:text-properties officeooo:rsid="00205287"/>
    </style:style>
    <style:style style:name="T3" style:family="text">
      <style:text-properties officeooo:rsid="0023d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ux – Bash</text:h>
      <text:h text:style-name="P3" text:outline-level="2">- ls</text:h>
      <text:p text:style-name="P1">Ls</text:p>
      <text:p text:style-name="P1">ls -l</text:p>
      <text:p text:style-name="P1">ls -l a</text:p>
      <text:p text:style-name="P1"/>
      <text:h text:style-name="Heading_20_2" text:outline-level="2">- <text:span text:style-name="T1">rm</text:span></text:h>
      <text:p text:style-name="P1"/>
      <text:h text:style-name="Heading_20_2" text:outline-level="2">- <text:span text:style-name="T1">mv</text:span></text:h>
      <text:p text:style-name="Text_20_body"/>
      <text:h text:style-name="Heading_20_2" text:outline-level="2">- docker</text:h>
      <text:p text:style-name="P1">docker-compose down</text:p>
      <text:p text:style-name="P1">docker-compose up -d</text:p>
      <text:p text:style-name="P2">docker ps</text:p>
      <text:p text:style-name="P2">docker ps -a</text:p>
      <text:p text:style-name="P2"/>
      <text:h text:style-name="Heading_20_2" text:outline-level="2">- <text:span text:style-name="T2">sudo apt apt (install)</text:span></text:h>
      <text:p text:style-name="P4">- <text:span text:style-name="T2">sudo apt apt MODUL_ADI</text:span></text:p>
      <text:p text:style-name="P4"/>
      <text:h text:style-name="Heading_20_2" text:outline-level="2">- <text:span text:style-name="T3">Version Sorgulamak</text:span></text:h>
      <text:p text:style-name="P5"><text:span text:style-name="T3">scala -version</text:span></text:p>
      <text:p text:style-name="P6">python3 -ver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2:52:19.396248712</meta:creation-date>
    <dc:date>2023-05-18T11:17:59.049282593</dc:date>
    <meta:editing-duration>PT21H46M15S</meta:editing-duration>
    <meta:editing-cycles>6</meta:editing-cycles>
    <meta:generator>LibreOffice/7.4.3.2$MacOSX_X86_64 LibreOffice_project/1048a8393ae2eeec98dff31b5c133c5f1d08b890</meta:generator>
    <meta:document-statistic meta:table-count="0" meta:image-count="0" meta:object-count="0" meta:page-count="1" meta:paragraph-count="17" meta:word-count="43" meta:character-count="204" meta:non-whitespace-character-count="177"/>
  </office:meta>
</office:document-meta>
</file>